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Whitney A" svg:font-family="'Whitney A', 'Whitney B', 'Helvetica Neue', Arial, sans-serif"/>
    <style:font-face style:name="proxima-nova" svg:font-family="proxima-nova, apple-system, BlinkMacSystemFont, 'Segoe UI', Roboto, 'Helvetica Neue', Arial, sans-serif, 'Apple Color Emoji', 'Segoe UI Emoji', 'Segoe UI Symbol'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0f117f" officeooo:paragraph-rsid="000f117f" style:font-name-asian="Times New Roman" style:font-size-asian="14pt" style:font-name-complex="Times New Roman" style:font-size-complex="14pt" style:language-complex="ar" style:country-complex="SA"/>
    </style:style>
    <style:style style:name="P1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141a47" officeooo:paragraph-rsid="00141a47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15a7d9" officeooo:paragraph-rsid="0015a7d9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1" fo:font-size="14pt" fo:font-weight="normal" officeooo:rsid="0015a7d9" officeooo:paragraph-rsid="0015a7d9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rsid="001d47a3" officeooo:paragraph-rsid="001d47a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d47a3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ec3ac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20bc26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141a47" officeooo:paragraph-rsid="00141a47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15a7d9" officeooo:paragraph-rsid="0015a7d9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15a7d9" officeooo:paragraph-rsid="001ec3a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4pt" fo:font-weight="normal" officeooo:rsid="0017cb83" officeooo:paragraph-rsid="0017cb8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4pt" fo:font-weight="normal" officeooo:rsid="001ed007" officeooo:paragraph-rsid="001ed007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fo:font-size="14pt" fo:font-weight="normal" officeooo:rsid="0010672a" officeooo:paragraph-rsid="0010672a" style:font-size-asian="14pt" style:font-weight-asian="normal" style:font-size-complex="14pt" style:font-weight-complex="normal"/>
    </style:style>
    <style:style style:name="P25" style:family="paragraph" style:parent-style-name="Standard" style:master-page-name="Standard">
      <style:paragraph-properties fo:line-height="150%" fo:text-align="center" style:justify-single-word="false" style:page-number="auto"/>
      <style:text-properties fo:color="#000000" fo:font-size="14pt" style:font-size-asian="14pt" style:font-size-complex="14pt" style:font-weight-complex="bold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color="#ff0000" fo:font-size="14pt" fo:font-weight="bold" style:font-size-asian="14pt" style:font-weight-asian="bold" style:font-size-complex="14pt"/>
    </style:style>
    <style:style style:name="T5" style:family="text">
      <style:text-properties fo:color="#000000" fo:font-size="14pt" fo:font-weight="bold" style:font-size-asian="14pt" style:font-weight-asian="bold" style:font-size-complex="14pt"/>
    </style:style>
    <style:style style:name="T6" style:family="text">
      <style:text-properties fo:color="#000000" fo:font-size="14pt" fo:font-weight="bold" officeooo:rsid="000cf0a1" style:font-size-asian="14pt" style:font-weight-asian="bold" style:font-size-complex="14pt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000000" fo:font-size="14pt" officeooo:rsid="000cf0a1" style:font-size-asian="14pt" style:font-size-complex="14pt"/>
    </style:style>
    <style:style style:name="T9" style:family="text">
      <style:text-properties fo:color="#000000" style:font-name="Times New Roman" fo:font-size="14pt" fo:language="ru" fo:country="RU" fo:font-weight="bold" officeooo:rsid="000f117f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0" style:family="text">
      <style:text-properties fo:color="#000000" style:font-name="Times New Roman" fo:font-size="14pt" fo:language="ru" fo:country="RU" fo:font-weight="bold" officeooo:rsid="001672de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1" style:family="text">
      <style:text-properties fo:font-variant="normal" fo:text-transform="none" fo:font-size="14pt" style:font-size-asian="14pt" style:font-size-complex="14pt"/>
    </style:style>
    <style:style style:name="T12" style:family="text">
      <style:text-properties fo:font-variant="normal" fo:text-transform="none" fo:color="#000000" fo:font-size="14pt" officeooo:rsid="000f117f" style:font-size-asian="14pt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1" fo:letter-spacing="normal" fo:font-style="normal" style:text-underline-style="none" style:text-blinking="false" fo:background-color="#ffffff" loext:char-shading-value="0"/>
    </style:style>
    <style:style style:name="T14" style:family="text">
      <style:text-properties fo:font-variant="normal" fo:text-transform="none" fo:color="#000000" style:font-name="Times New Roman1" fo:letter-spacing="normal" fo:font-style="normal"/>
    </style:style>
    <style:style style:name="T15" style:family="text">
      <style:text-properties fo:font-variant="normal" fo:text-transform="none" fo:color="#202122" style:text-line-through-style="none" style:text-line-through-type="none" style:font-name="Times New Roman1" fo:letter-spacing="normal" fo:font-style="normal" style:text-underline-style="none" style:text-blinking="false" fo:background-color="#ffffff" loext:char-shading-value="0"/>
    </style:style>
    <style:style style:name="T16" style:family="text">
      <style:text-properties fo:font-variant="normal" fo:text-transform="none" fo:color="#202122" style:text-line-through-style="none" style:text-line-through-type="none" style:font-name="Times New Roman1" fo:letter-spacing="normal" fo:language="la" fo:country="VA" style:text-underline-style="none" style:text-blinking="false"/>
    </style:style>
    <style:style style:name="T17" style:family="text">
      <style:text-properties fo:font-variant="normal" fo:text-transform="none" fo:color="#202122" style:font-name="Times New Roman1" fo:letter-spacing="normal" fo:font-style="normal"/>
    </style:style>
    <style:style style:name="T18" style:family="text">
      <style:text-properties fo:font-variant="normal" fo:text-transform="none" fo:color="#202122" style:font-name="Times New Roman1" fo:font-size="14pt" fo:letter-spacing="normal" fo:font-style="normal" officeooo:rsid="001d4eb8" style:font-size-asian="14pt" style:font-size-complex="14pt"/>
    </style:style>
    <style:style style:name="T19" style:family="text">
      <style:text-properties fo:font-variant="normal" fo:text-transform="none" fo:color="#202122" style:font-name="Times New Roman1" fo:font-size="14pt" fo:letter-spacing="normal" fo:font-style="normal" fo:font-weight="normal" officeooo:rsid="00134777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202122" style:font-name="Times New Roman1" fo:font-size="14pt" fo:letter-spacing="normal" fo:font-style="normal" fo:font-weight="normal" officeooo:rsid="001d47a3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202122" style:font-name="Times New Roman1" fo:font-size="14pt" fo:letter-spacing="normal" fo:font-style="normal" fo:font-weight="normal" officeooo:rsid="001d4eb8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202122" style:font-name="Times New Roman1" fo:font-size="14pt" fo:letter-spacing="normal" fo:font-style="normal" fo:font-weight="normal" officeooo:rsid="00141a47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202122" style:font-name="Times New Roman1" fo:font-size="14pt" fo:letter-spacing="normal" fo:font-style="normal" fo:font-weight="normal" officeooo:rsid="001ec3ac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202122" style:font-name="Times New Roman1" fo:font-size="14pt" fo:letter-spacing="normal" fo:font-style="normal" fo:font-weight="normal" style:font-size-asian="14pt" style:font-size-complex="14pt"/>
    </style:style>
    <style:style style:name="T25" style:family="text">
      <style:text-properties fo:font-variant="normal" fo:text-transform="none" fo:color="#202122" style:font-name="Times New Roman1" fo:font-size="14pt" fo:letter-spacing="normal" fo:font-style="normal" fo:font-weight="normal" officeooo:rsid="001d4eb8" style:font-size-asian="14pt" style:font-size-complex="14pt"/>
    </style:style>
    <style:style style:name="T26" style:family="text">
      <style:text-properties fo:font-variant="normal" fo:text-transform="none" fo:color="#202122" style:font-name="Times New Roman1" fo:font-size="14pt" fo:letter-spacing="normal" fo:language="ru" fo:country="RU" fo:font-style="normal" fo:font-weight="normal" officeooo:rsid="001d4eb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7" style:family="text">
      <style:text-properties fo:font-variant="normal" fo:text-transform="none" fo:color="#202122" style:font-name="Times New Roman1" fo:font-size="14pt" fo:letter-spacing="normal" fo:language="ru" fo:country="RU" fo:font-style="normal" fo:font-weight="normal" officeooo:rsid="001ec3a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8" style:family="text">
      <style:text-properties fo:font-variant="normal" fo:text-transform="none" fo:color="#202122" style:font-name="Times New Roman1" fo:font-size="14pt" fo:letter-spacing="normal" fo:language="ru" fo:country="RU" fo:font-style="normal" fo:font-weight="normal" officeooo:rsid="0020bc2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9" style:family="text">
      <style:text-properties fo:font-variant="normal" fo:text-transform="none" fo:color="#202122" fo:letter-spacing="normal" fo:font-style="normal" officeooo:rsid="001d4eb8"/>
    </style:style>
    <style:style style:name="T30" style:family="text">
      <style:text-properties fo:font-variant="normal" fo:text-transform="none" fo:color="#202122" fo:letter-spacing="normal" fo:font-style="normal" officeooo:rsid="00141a47"/>
    </style:style>
    <style:style style:name="T31" style:family="text">
      <style:text-properties fo:font-variant="normal" fo:text-transform="none" fo:color="#202122" fo:letter-spacing="normal" fo:font-style="normal" officeooo:rsid="001ec3ac"/>
    </style:style>
    <style:style style:name="T32" style:family="text">
      <style:text-properties fo:font-variant="normal" fo:text-transform="none" fo:color="#202122" fo:letter-spacing="normal" fo:language="ru" fo:country="RU" fo:font-style="normal" officeooo:rsid="001d4eb8" style:font-name-asian="Times New Roman" style:font-name-complex="Times New Roman" style:language-complex="ar" style:country-complex="SA"/>
    </style:style>
    <style:style style:name="T33" style:family="text">
      <style:text-properties fo:font-variant="normal" fo:text-transform="none" fo:color="#202122" fo:letter-spacing="normal" fo:language="ru" fo:country="RU" fo:font-style="normal" officeooo:rsid="001ec3ac" style:font-name-asian="Times New Roman" style:font-name-complex="Times New Roman" style:language-complex="ar" style:country-complex="SA"/>
    </style:style>
    <style:style style:name="T34" style:family="text">
      <style:text-properties fo:font-variant="normal" fo:text-transform="none" fo:color="#0b0080" style:text-line-through-style="none" style:text-line-through-type="none" style:font-name="Times New Roman1" fo:letter-spacing="normal" fo:font-style="normal" style:text-underline-style="none" style:text-blinking="false" fo:background-color="#ffffff" loext:char-shading-value="0"/>
    </style:style>
    <style:style style:name="T35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/>
    </style:style>
    <style:style style:name="T36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fo:background-color="#ffffff" loext:char-shading-value="0"/>
    </style:style>
    <style:style style:name="T37" style:family="text">
      <style:text-properties fo:font-variant="normal" fo:text-transform="none" fo:letter-spacing="normal" fo:font-style="normal"/>
    </style:style>
    <style:style style:name="T38" style:family="text">
      <style:text-properties fo:font-variant="normal" fo:text-transform="none" fo:letter-spacing="normal" fo:language="en" fo:country="US"/>
    </style:style>
    <style:style style:name="T39" style:family="text">
      <style:text-properties fo:font-variant="normal" fo:text-transform="none" fo:color="#6cb33f" style:font-name="Whitney A" fo:font-size="15pt" fo:letter-spacing="normal" fo:font-style="normal" style:text-underline-style="solid" style:text-underline-width="auto" style:text-underline-color="font-color" fo:background-color="#ffffff" loext:char-shading-value="0"/>
    </style:style>
    <style:style style:name="T40" style:family="text">
      <style:text-properties fo:font-variant="normal" fo:text-transform="none" fo:color="#212529" style:font-name="Whitney A" fo:font-size="15pt" fo:letter-spacing="normal" fo:font-style="normal"/>
    </style:style>
    <style:style style:name="T41" style:family="text">
      <style:text-properties fo:font-variant="normal" fo:text-transform="none" fo:color="#212529" style:font-name="Whitney A" fo:font-size="15pt" fo:letter-spacing="normal" fo:font-style="normal" officeooo:rsid="0020bc26"/>
    </style:style>
    <style:style style:name="T42" style:family="text">
      <style:text-properties fo:font-variant="normal" fo:text-transform="none" fo:color="#212529" style:font-name="Whitney A" fo:letter-spacing="normal" fo:font-style="normal"/>
    </style:style>
    <style:style style:name="T43" style:family="text">
      <style:text-properties fo:font-variant="normal" fo:text-transform="none" fo:color="#212529" style:font-name="Whitney A" fo:letter-spacing="normal" fo:font-style="normal" officeooo:rsid="0020bc26"/>
    </style:style>
    <style:style style:name="T44" style:family="text">
      <style:text-properties fo:font-variant="normal" fo:text-transform="none" fo:color="#212529" fo:letter-spacing="normal"/>
    </style:style>
    <style:style style:name="T45" style:family="text">
      <style:text-properties fo:font-variant="normal" fo:text-transform="none" fo:color="#212529" fo:letter-spacing="normal" fo:font-style="normal"/>
    </style:style>
    <style:style style:name="T46" style:family="text">
      <style:text-properties fo:font-variant="normal" fo:text-transform="none" fo:color="#212529" fo:letter-spacing="normal" fo:font-style="normal" officeooo:rsid="0020bc26"/>
    </style:style>
    <style:style style:name="T47" style:family="text">
      <style:text-properties officeooo:rsid="000cf0a1"/>
    </style:style>
    <style:style style:name="T48" style:family="text">
      <style:text-properties style:use-window-font-color="true" style:font-name="Times New Roman" fo:font-size="14pt" fo:language="ru" fo:country="RU" fo:font-weight="bold" officeooo:rsid="000f117f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9" style:family="text">
      <style:text-properties officeooo:rsid="0010672a"/>
    </style:style>
    <style:style style:name="T50" style:family="text">
      <style:text-properties fo:letter-spacing="normal" fo:language="en" fo:country="US"/>
    </style:style>
    <style:style style:name="T51" style:family="text">
      <style:text-properties fo:letter-spacing="normal" fo:language="en" fo:country="US" fo:font-weight="bold"/>
    </style:style>
    <style:style style:name="T52" style:family="text">
      <style:text-properties fo:color="#663366" style:text-line-through-style="none" style:text-line-through-type="none" style:font-name="Times New Roman1" fo:letter-spacing="normal" fo:language="la" fo:country="VA" style:text-underline-style="none" style:text-blinking="false"/>
    </style:style>
    <style:style style:name="T53" style:family="text">
      <style:text-properties officeooo:rsid="0020bc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4"><text:span text:style-name="T17">Когнитивный поиск (с </text:span><text:a xlink:type="simple" xlink:href="https://ru.wikipedia.org/wiki/Латинский_язык" text:style-name="Internet_20_link" text:visited-style-name="Visited_20_Internet_20_Link"><text:span text:style-name="T34">лат.</text:span></text:a><text:span text:style-name="T15"> </text:span><text:a xlink:type="simple" xlink:href="https://ru.wiktionary.org/wiki/cognitio#Латинский" text:style-name="Internet_20_link" text:visited-style-name="Visited_20_Internet_20_Link"><text:span text:style-name="T52">Cognitio</text:span></text:a><text:span text:style-name="T16"> </text:span><text:span text:style-name="T17">«познание, осознание») — технология поиска связей между объектами, с помощью когнитивных вычислений, которые распознают </text:span><text:a xlink:type="simple" xlink:href="https://ru.wikipedia.org/wiki/Контекст" text:style-name="Internet_20_link" text:visited-style-name="Visited_20_Internet_20_Link"><text:span text:style-name="T13">контекст</text:span></text:a><text:span text:style-name="T14">, </text:span><text:a xlink:type="simple" xlink:href="https://ru.wikipedia.org/wiki/Релевантность" text:style-name="Internet_20_link" text:visited-style-name="Visited_20_Internet_20_Link"><text:span text:style-name="T13">релевантность</text:span></text:a><text:span text:style-name="T14">,</text:span><text:span text:style-name="T17"> намерение и интерес. Для когнитивного поиска используется как объективная, так и субъективная оценка предмета поиска. </text:span></text:p>
      <text:p text:style-name="P16"><text:span text:style-name="T19">F</text:span><text:span text:style-name="T20">orrester, </text:span><text:span text:style-name="T24">Brief: Cognitive Search Is Ready To Rev Up Your Enterprise's IQ : </text:span><text:span text:style-name="T25">сайт /Forrester Research// Forrester -.2016 — URL: </text:span><text:a xlink:type="simple" xlink:href="https://www.forrester.com/" text:style-name="Internet_20_link" text:visited-style-name="Visited_20_Internet_20_Link">https://www.forrester.com</text:a><text:span text:style-name="T18"> (дата обращения: 15.09.2020) — Текст : электронный. </text:span></text:p>
      <text:p text:style-name="P15"><text:span text:style-name="T17"/></text:p>
      <text:p text:style-name="P12">Искусственный интеллект — ветвь компьютерной науки, занимающаяся симуляцией разумного поведения в компьютерах; способность машины имитировать разумное человеческое поведение.</text:p>
      <text:p text:style-name="P17"><text:span text:style-name="T26">Merriam-Webster.</text:span><text:span text:style-name="T27">com Dictionary</text:span><text:span text:style-name="T22">: </text:span><text:span text:style-name="T23">«A</text:span><text:span text:style-name="T27">rtificial intellegence.»</text:span><text:span text:style-name="T22"> : </text:span><text:span text:style-name="T21">сайт /</text:span><text:span text:style-name="T27">Merriam-Webster Incorporated</text:span><text:span text:style-name="T21">// </text:span><text:span text:style-name="T27">Merriam-Webster</text:span><text:span text:style-name="T21"> -.20</text:span><text:span text:style-name="T27">20 </text:span><text:span text:style-name="T21">— URL: </text:span><text:a xlink:type="simple" xlink:href="https://www.merriam-webster.com/" text:style-name="Internet_20_link" text:visited-style-name="Visited_20_Internet_20_Link">https://www.merriam-webster.com</text:a><text:span text:style-name="T21"> <text:s/>(дата обращения: 15.09.2020) — Текст : электронный. </text:span></text:p>
      <text:p text:style-name="P12"/>
      <text:p text:style-name="P13">Когнитивный <text:s/>- часть, связанный с, являющийся или включающий в себя сознательную интеллектуальную активность (такую как мышление, рассуждение и запоминание); основанный на или способный к сокращению до эмпирического фактического знания.</text:p>
      <text:p text:style-name="P21"><text:span text:style-name="T32">Merriam-Webster.</text:span><text:span text:style-name="T33">com Dictionary</text:span><text:span text:style-name="T30">: </text:span><text:span text:style-name="T31">«A</text:span><text:span text:style-name="T33">rtificial intellegence.»</text:span><text:span text:style-name="T30"> : </text:span><text:span text:style-name="T29">сайт /</text:span><text:span text:style-name="T33">Merriam-Webster Incorporated</text:span><text:span text:style-name="T29">// </text:span><text:span text:style-name="T33">Merriam-Webster</text:span><text:span text:style-name="T29"> -.20</text:span><text:span text:style-name="T33">20 </text:span><text:span text:style-name="T29">— URL: </text:span><text:a xlink:type="simple" xlink:href="https://www.merriam-webster.com/" text:style-name="Internet_20_link" text:visited-style-name="Visited_20_Internet_20_Link">https://www.merriam-webster.com</text:a><text:span text:style-name="T29"> <text:s/>(дата обращения: 15.09.2020) — Текст : электронный. </text:span></text:p>
      <text:p text:style-name="P13"/>
      <text:p text:style-name="P14"><text:span text:style-name="T37"/></text:p>
      <text:p text:style-name="P13"/>
      <text:p text:style-name="P22"><text:span text:style-name="T45"/></text:p>
      <text:p text:style-name="P23"><text:span text:style-name="T45">Системы машинного зрения — набор интегрированных компонентов, которые созданы чтобы использовать информацию, извлеченную из цифровых </text:span><text:soft-page-break/><text:span text:style-name="T45">изображений, чтобы автоматически направлять операции из</text:span><text:span text:style-name="T46">готовления и производства, такие как «да/нет» тестирование и процессы контроля качества.</text:span></text:p>
      <text:p text:style-name="P23"><text:span text:style-name="T46"/></text:p>
      <text:p text:style-name="P18"><text:span text:style-name="T28">Thomas</text:span><text:span text:style-name="T22">: </text:span><text:span text:style-name="T28">An introduction to Machine Vision Systems</text:span><text:span text:style-name="T22"> : </text:span><text:span text:style-name="T21">сайт /</text:span><text:span text:style-name="T28">Thomas Publishing Company</text:span><text:span text:style-name="T21">// </text:span><text:span text:style-name="T28">Thomas</text:span><text:span text:style-name="T21"> -.20</text:span><text:span text:style-name="T27">20 </text:span><text:span text:style-name="T21">— URL: </text:span><text:a xlink:type="simple" xlink:href="https://www.thomasnet.com/" text:style-name="Internet_20_link" text:visited-style-name="Visited_20_Internet_20_Link">https://www.thomasnet.com</text:a><text:span text:style-name="T21"> <text:s/>(дата обращения: 15.09.2020) — Текст : электронный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Whitney A" svg:font-family="'Whitney A', 'Whitney B', 'Helvetica Neue', Arial, sans-serif"/>
    <style:font-face style:name="proxima-nova" svg:font-family="proxima-nova, apple-system, BlinkMacSystemFont, 'Segoe UI', Roboto, 'Helvetica Neue', Arial, sans-serif, 'Apple Color Emoji', 'Segoe UI Emoji', 'Segoe UI Symbol'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3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meta:initial-creator>SAP</meta:initial-creator>
    <meta:creation-date>2015-11-10T19:52:00</meta:creation-date>
    <dc:date>2020-09-23T19:27:59.361986170</dc:date>
    <meta:editing-cycles>13</meta:editing-cycles>
    <meta:editing-duration>PT1H43M53S</meta:editing-duration>
    <meta:generator>LibreOffice/6.4.5.2$Linux_X86_64 LibreOffice_project/40$Build-2</meta:generator>
    <meta:document-statistic meta:table-count="0" meta:image-count="0" meta:object-count="0" meta:page-count="3" meta:paragraph-count="10" meta:word-count="196" meta:character-count="1808" meta:non-whitespace-character-count="1596"/>
  </office:meta>
</office:document-meta>
</file>